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</style:style>
    <style:style style:name="P6" style:family="paragraph" style:parent-style-name="Standard">
      <style:paragraph-properties fo:margin-top="0cm" fo:margin-bottom="0cm" fo:line-height="150%" fo:text-align="center" style:justify-single-word="false"/>
    </style:style>
    <style:style style:name="P7" style:family="paragraph" style:parent-style-name="Standard">
      <style:paragraph-properties fo:margin-top="0cm" fo:margin-bottom="0cm" fo:line-height="150%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</style:style>
    <style:style style:name="P18" style:family="paragraph" style:parent-style-name="Standard">
      <style:paragraph-properties fo:margin-top="0cm" fo:margin-bottom="0.37cm" fo:line-height="150%" fo:text-align="justify" style:justify-single-word="false"/>
    </style:style>
    <style:style style:name="P19" style:family="paragraph" style:parent-style-name="Heading_20_1">
      <style:paragraph-properties fo:line-height="150%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4"/></text:span></text:p>
      <text:p text:style-name="P15"><text:span text:style-name="Fonte_20_parág._20_padrão"><text:span text:style-name="T4">SGB_TEMPL_</text:span></text:span><text:bookmark-start text:name="id.gjdgxs"/><text:span text:style-name="Fonte_20_parág._20_padrão"><text:span text:style-name="T4">E</text:span></text:span><text:bookmark-end text:name="id.gjdgxs"/><text:span text:style-name="Fonte_20_parág._20_padrão"><text:span text:style-name="T4">ngenhariaDeRequisitos</text:span></text:span></text:p>
      <text:p text:style-name="P15"><text:span text:style-name="Fonte_20_parág._20_padrão"><text:span text:style-name="T4">Versão 1.0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6">Vinícius Gonçalves Braga</text:span></text:span></text:p>
          </table:table-cell>
          <table:table-cell table:style-name="Tabela2.A2" office:value-type="string">
            <text:p text:style-name="P5"><text:span text:style-name="Fonte_20_parág._20_padrão"><text:span text:style-name="T6">Criação do documento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15/12/2012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1.0</text:span></text:span>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20"><text:a xlink:type="simple" xlink:href="#__RefHeading__3196_103755458"><text:s/><text:tab/>3</text:a></text:p>
          <text:p text:style-name="P20"><text:a xlink:type="simple" xlink:href="#__RefHeading__478_660336773">1 Processo de Mudança de Requisitos<text:tab/>4</text:a></text:p>
          <text:p text:style-name="P20"><text:a xlink:type="simple" xlink:href="#__RefHeading__399_429497341">2 Plano de Requisitos<text:tab/>4</text:a></text:p>
          <text:p text:style-name="P20"><text:a xlink:type="simple" xlink:href="#__RefHeading__480_660336773">3 Estórias<text:tab/>4</text:a></text:p>
          <text:p text:style-name="P20"><text:a xlink:type="simple" xlink:href="#__RefHeading__403_429497341">4 Templates<text:tab/>4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1"><text:bookmark-start text:name="_Toc338917870"/><text:bookmark-end text:name="_Toc338917870"/><text:bookmark-start text:name="h.30j0zll"/><text:bookmark-end text:name="h.30j0zll"/><text:bookmark text:name="__RefHeading__3196_103755458"/><text:span text:style-name="Fonte_20_parág._20_padrão"><text:span text:style-name="T3"><text:s/></text:span></text:span><text:bookmark-end text:name="__RefHeading__3196_103755458"/></text:h>
      <text:h text:style-name="Heading_20_1" text:outline-level="1"><text:soft-page-break/><text:span text:style-name="Fonte_20_parág._20_padrão"><text:span text:style-name="T7">1 Introdução</text:span></text:span></text:h>
      <text:p text:style-name="P18"><text:span text:style-name="Fonte_20_parág._20_padrão"><text:span text:style-name="T6"><text:tab/>Este documento apresenta informações para auxiliar a equipe de Engenharia de Requisitos da Construção 4. Abaixo são apresentas estas informações, organizadas por tipo de documento.</text:span></text:span></text:p>
      <text:h text:style-name="Heading_20_1" text:outline-level="1"><text:bookmark text:name="__RefHeading__478_660336773"/><text:bookmark text:name="__RefHeading__3200_103755458"/><text:span text:style-name="Fonte_20_parág._20_padrão"><text:span text:style-name="T3">1 Processo de Mudança de Requisitos</text:span></text:span><text:bookmark-end text:name="__RefHeading__478_660336773"/><text:bookmark-end text:name="__RefHeading__3200_103755458"/></text:h>
      <text:p text:style-name="P16"><text:span text:style-name="Fonte_20_parág._20_padrão"><text:span text:style-name="T6"><text:tab/>O SGB_PMREQ_ProcessoMudançaRequisitos foi simplificado para permitir sua execução. Existe um formulário (SGB_FSM_FormularioDeSolicitacaoDeMudancas) que deve ser observado pelo Engenheiro de Requisitos, em que os stakeholders do projeto poderão criar solicitações de mudança de requisitos. É importante que o responsável pela ER, comunique a todos os interessados no projeto sobre este processo.</text:span></text:span></text:p>
      <text:h text:style-name="Heading_20_1" text:outline-level="1"><text:bookmark text:name="__RefHeading__399_429497341"/><text:span text:style-name="Fonte_20_parág._20_padrão"><text:span text:style-name="T3">2 Plano de Requisitos</text:span></text:span><text:bookmark-end text:name="__RefHeading__399_429497341"/></text:h>
      <text:p text:style-name="P16"><text:span text:style-name="Fonte_20_parág._20_padrão"><text:span text:style-name="T6"><text:tab/>Foram adicionadas informações no Plano de Requisitos sobre a forma de se executar as avaliações dos requisitos e da consistência destes com os artefatos do projeto. É necessário que este processo seja executado.</text:span></text:span></text:p>
      <text:h text:style-name="Heading_20_1" text:outline-level="1"><text:bookmark text:name="__RefHeading__480_660336773"/><text:bookmark text:name="__RefHeading__401_429497341"/><text:span text:style-name="Fonte_20_parág._20_padrão"><text:span text:style-name="T3">3</text:span></text:span><text:bookmark-start text:name="_Toc3389178722"/><text:bookmark-start text:name="h.3znysh72"/><text:span text:style-name="Fonte_20_parág._20_padrão"><text:span text:style-name="T3"> </text:span></text:span><text:bookmark-end text:name="_Toc3389178722"/><text:bookmark-end text:name="h.3znysh72"/><text:span text:style-name="Fonte_20_parág._20_padrão"><text:span text:style-name="T3">Estórias</text:span></text:span><text:bookmark-end text:name="__RefHeading__480_660336773"/><text:bookmark-end text:name="__RefHeading__401_429497341"/></text:h>
      <text:p text:style-name="P16"><text:span text:style-name="Fonte_20_parág._20_padrão"><text:span text:style-name="T6"><text:tab/>As estórias estão sendo armazenadas no TestLink. Qualquer edição ou inclusão, deve ser feita nesta ferramenta. Algumas estórias estão com problemas. É necessário editá-las, após criar uma solicitação de mudança e validá-las novamente com o fornecedor de requisitos. Deve-se seguir o SGB_PMREQ_ProcessoMudançaRequisitos.</text:span></text:span></text:p>
      <text:h text:style-name="Heading_20_1" text:outline-level="1"><text:bookmark-start text:name="_Toc33891787221"/><text:bookmark-start text:name="h.3znysh721"/><text:bookmark text:name="__RefHeading__403_429497341"/><text:span text:style-name="Fonte_20_parág._20_padrão"><text:span text:style-name="T3">4 </text:span></text:span><text:bookmark-end text:name="_Toc33891787221"/><text:bookmark-end text:name="h.3znysh721"/><text:span text:style-name="Fonte_20_parág._20_padrão"><text:span text:style-name="T3">Templates</text:span></text:span><text:bookmark-end text:name="__RefHeading__403_429497341"/></text:h>
      <text:p text:style-name="P16"><text:span text:style-name="Fonte_20_parág._20_padrão"><text:span text:style-name="T6"><text:tab/>Existem templates para os checklists de avaliação de requisitos, da consistência e de avaliação de impacto de mudança por parte do cliente. Todos eles estão na pasta Template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4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LEIAME_EngenhariaDeRequisit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/>
    <meta:initial-creator/>
    <meta:creation-date>2012-10-25T10:41:00Z</meta:creation-date>
    <dc:date>2012-12-15T18:11:06</dc:date>
    <meta:editing-cycles>7</meta:editing-cycles>
    <meta:editing-duration>PT1H2M40S</meta:editing-duration>
    <meta:document-statistic meta:table-count="2" meta:image-count="3" meta:object-count="0" meta:page-count="4" meta:paragraph-count="35" meta:word-count="272" meta:character-count="1922" meta:non-whitespace-character-count="1674"/>
    <dc:creator>vinicius </dc:creator>
    <meta:template xlink:type="simple" xlink:actuate="onRequest" xlink:title="" xlink:href="../../../Downloads/SGB_TEMPL_TemplateDocumentos.odt/Normal.dotm"/>
  </office:meta>
</office:document-meta>
</file>